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обычная чёр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(усиленная крас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(K-8818) 14г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float" office:value="159" calcext:value-type="float">
            <text:p>159</text:p>
          </table:table-cell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2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.00.0000</text:date>, <text:time style:data-style-name="N2" text:time-value="21:06:39.9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03T21:17:45.111000000</dc:date>
    <meta:editing-duration>P9DT12H27M17S</meta:editing-duration>
    <meta:editing-cycles>3991</meta:editing-cycles>
    <meta:document-statistic meta:table-count="3" meta:cell-count="615" meta:object-count="0"/>
    <meta:user-defined meta:name="qrichtext">1</meta:user-defined>
  </office:meta>
</office:document-meta>
</file>